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owSetDynaClass.RowSetDynaClass( ResultSet resultSet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etDynaClass.RowSetDynaClass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etDynaClass.RowSetDynaClass( ResultSet resultSet , boolean lowerCase ,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SetDynaClass.copy( ResultSet result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wSetDynaClass.createDyn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etDynaClass.RowSetDynaClass( ResultSet resultSet , boolean low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etDynaClass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